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d4445" officeooo:paragraph-rsid="000d4445" style:font-weight-asian="bold" style:font-weight-complex="bold"/>
    </style:style>
    <style:style style:name="P2" style:family="paragraph" style:parent-style-name="Standard">
      <style:paragraph-properties fo:text-align="start" style:justify-single-word="false"/>
      <style:text-properties fo:font-weight="normal" officeooo:rsid="000d4445" officeooo:paragraph-rsid="000d4445" style:font-weight-asian="normal" style:font-weight-complex="normal"/>
    </style:style>
    <style:style style:name="P3" style:family="paragraph" style:parent-style-name="Standard">
      <style:paragraph-properties fo:text-align="start" style:justify-single-word="false"/>
      <style:text-properties officeooo:paragraph-rsid="000d4445"/>
    </style:style>
    <style:style style:name="P4" style:family="paragraph" style:parent-style-name="Header">
      <style:text-properties officeooo:rsid="00116e44" officeooo:paragraph-rsid="00116e44"/>
    </style:style>
    <style:style style:name="P5" style:family="paragraph" style:parent-style-name="Standard" style:list-style-name="L1">
      <style:paragraph-properties fo:text-align="start" style:justify-single-word="false"/>
      <style:text-properties fo:font-weight="normal" officeooo:rsid="000d4445" officeooo:paragraph-rsid="000d4445" style:font-weight-asian="normal" style:font-weight-complex="normal"/>
    </style:style>
    <style:style style:name="P6" style:family="paragraph" style:parent-style-name="Standard">
      <style:paragraph-properties fo:text-align="start" style:justify-single-word="false"/>
      <style:text-properties fo:font-weight="normal" officeooo:rsid="000d4445" officeooo:paragraph-rsid="000d4445" style:font-weight-asian="normal" style:font-weight-complex="normal"/>
    </style:style>
    <style:style style:name="P7" style:family="paragraph" style:parent-style-name="Standard">
      <style:paragraph-properties fo:text-align="start" style:justify-single-word="false"/>
      <style:text-properties fo:font-weight="normal" officeooo:rsid="001033a4" officeooo:paragraph-rsid="000d4445" style:font-weight-asian="normal" style:font-weight-complex="normal"/>
    </style:style>
    <style:style style:name="P8" style:family="paragraph" style:parent-style-name="Standard">
      <style:paragraph-properties fo:text-align="start" style:justify-single-word="false"/>
      <style:text-properties fo:font-weight="normal" officeooo:rsid="00104438" officeooo:paragraph-rsid="00104438" style:font-weight-asian="normal" style:font-weight-complex="normal"/>
    </style:style>
    <style:style style:name="P9" style:family="paragraph" style:parent-style-name="Standard">
      <style:paragraph-properties fo:text-align="start" style:justify-single-word="false"/>
      <style:text-properties officeooo:paragraph-rsid="00104438"/>
    </style:style>
    <style:style style:name="P10" style:family="paragraph" style:parent-style-name="Standard">
      <style:paragraph-properties fo:text-align="start" style:justify-single-word="false"/>
      <style:text-properties fo:font-weight="bold" officeooo:rsid="000d4445" officeooo:paragraph-rsid="000d4445" style:font-weight-asian="bold" style:font-weight-complex="bold"/>
    </style:style>
    <style:style style:name="P11" style:family="paragraph" style:parent-style-name="Standard">
      <style:paragraph-properties fo:text-align="start" style:justify-single-word="false"/>
      <style:text-properties fo:font-weight="bold" officeooo:rsid="00104438" officeooo:paragraph-rsid="00104438" style:font-weight-asian="bold" style:font-weight-complex="bold"/>
    </style:style>
    <style:style style:name="P12" style:family="paragraph" style:parent-style-name="Text_20_body">
      <style:paragraph-properties fo:text-align="start" style:justify-single-word="false"/>
      <style:text-properties fo:font-weight="normal" officeooo:rsid="00104438" officeooo:paragraph-rsid="00104438" style:font-weight-asian="normal" style:font-weight-complex="normal"/>
    </style:style>
    <style:style style:name="P13" style:family="paragraph" style:parent-style-name="Text_20_body">
      <loext:graphic-properties draw:fill="none" draw:fill-color="#ffffff"/>
      <style:paragraph-properties fo:margin-top="0in" fo:margin-bottom="0in" loext:contextual-spacing="false" fo:background-color="transparent"/>
    </style:style>
    <style:style style:name="P14" style:family="paragraph" style:parent-style-name="Text_20_body">
      <loext:graphic-properties draw:fill="none" draw:fill-color="#ffffff"/>
      <style:paragraph-properties fo:margin-top="0in" fo:margin-bottom="0in" loext:contextual-spacing="false" fo:background-color="transparent"/>
      <style:text-properties fo:color="#0e101a" fo:background-color="transparent"/>
    </style:style>
    <style:style style:name="P15" style:family="paragraph" style:parent-style-name="Text_20_body" style:list-style-name="L2">
      <loext:graphic-properties draw:fill="none" draw:fill-color="#ffffff"/>
      <style:paragraph-properties fo:margin-top="0in" fo:margin-bottom="0in" loext:contextual-spacing="false" fo:background-color="transparent"/>
      <style:text-properties fo:color="#0e101a" fo:background-color="transparent"/>
    </style:style>
    <style:style style:name="T1" style:family="text">
      <style:text-properties fo:font-weight="normal" officeooo:rsid="000d4445" style:font-weight-asian="normal" style:font-weight-complex="normal"/>
    </style:style>
    <style:style style:name="T2" style:family="text">
      <style:text-properties fo:font-weight="normal" officeooo:rsid="000e4efe" style:font-weight-asian="normal" style:font-weight-complex="normal"/>
    </style:style>
    <style:style style:name="T3" style:family="text">
      <style:text-properties fo:font-weight="normal" officeooo:rsid="001033a4" style:font-weight-asian="normal" style:font-weight-complex="normal"/>
    </style:style>
    <style:style style:name="T4" style:family="text">
      <style:text-properties officeooo:rsid="000e4efe"/>
    </style:style>
    <style:style style:name="T5" style:family="text">
      <style:text-properties officeooo:rsid="00104438"/>
    </style:style>
    <style:style style:name="T6" style:family="text">
      <style:text-properties officeooo:rsid="00116e44"/>
    </style:style>
    <style:style style:name="T7" style:family="text">
      <style:text-properties fo:color="#0e101a" fo:background-color="transparent" loext:char-shading-value="0"/>
    </style:style>
    <style:style style:name="T8" style:family="text">
      <style:text-properties fo:color="#0e101a" officeooo:rsid="00123f7e" fo:background-color="transparent" loext:char-shading-value="0"/>
    </style:style>
    <style:style style:name="T9" style:family="text">
      <style:text-properties officeooo:rsid="00123f7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text:span text:style-name="Strong_20_Emphasis"><text:span text:style-name="T7">Discussion</text:span></text:span></text:p>
      <text:p text:style-name="P13"><text:span text:style-name="T7">Comparing the time used in executing the serial and distributed parallel implementation of the matrix multiplication algorithm, I realized that the serial performance performed better than the parallel implementation in some </text:span><text:span text:style-name="T8">cases</text:span><text:span text:style-name="T7">. When the matrices' size was small, the serial implementation used less time to execute the algorithm than it took the parallel implementation. But as matrices' size grew into the thousands, the parallel code using the Master-Worker approach became more efficient and used less time to execute the algorithm. Though parallel implementation became more efficient as the matrices' size grew, I realized that the number of processes used also had an effect on the execution time of the algorithm. In conclusion, Parallel matrices multiplication is only an efficient way to execute if it is done well.</text:span></text:p>
      <text:p text:style-name="P13"/>
      <text:p text:style-name="P13"/>
      <text:p text:style-name="P13"><text:span text:style-name="Strong_20_Emphasis"><text:span text:style-name="T7">High-level PseudoCode</text:span></text:span></text:p>
      <text:p text:style-name="P13"><text:span text:style-name="Strong_20_Emphasis"><text:span text:style-name="T7">#define N </text:span></text:span></text:p>
      <text:list xml:id="list3347300268" text:style-name="L2">
        <text:list-item>
          <text:p text:style-name="P15">Create the 3 Random Matrix of size N.</text:p>
        </text:list-item>
        <text:list-item>
          <text:p text:style-name="P15">Create the column and row type MPI datatypes that will be used to send the data.</text:p>
        </text:list-item>
      </text:list>
      <text:p text:style-name="P13"/>
      <text:p text:style-name="P14">If the process is Master:</text:p>
      <text:p text:style-name="P14"><text:tab/>distribute the matrices and send them to respective processes</text:p>
      <text:p text:style-name="P13"/>
      <text:p text:style-name="P14"><text:tab/>probe for the count and size of the incoming results</text:p>
      <text:p text:style-name="P13"/>
      <text:p text:style-name="P14"><text:tab/>create an array to receive the information</text:p>
      <text:p text:style-name="P13"/>
      <text:p text:style-name="P14"><text:tab/>receive the result from each process and place it into the respective position in the result <text:tab/>Matrix</text:p>
      <text:p text:style-name="P13"/>
      <text:p text:style-name="P14"><text:tab/>end the processes.</text:p>
      <text:p text:style-name="P14">Else if Worker:</text:p>
      <text:p text:style-name="P14"><text:tab/>probe for the count and size of the incoming sub matrix</text:p>
      <text:p text:style-name="P14"> <text:tab/>Create a sub matrices to receive the data.</text:p>
      <text:p text:style-name="P14"><text:tab/>Create a MPI Datatype that will be used to send back the results.</text:p>
      <text:p text:style-name="P13"/>
      <text:p text:style-name="P14"> <text:tab/>Receive the submatrice and do multiplication.</text:p>
      <text:p text:style-name="P14"><text:tab/>Send the results back to the Master process.</text:p>
      <text:p text:style-name="P13"/>
      <text:p text:style-name="P13"/>
      <text:p text:style-name="P13"/>
      <text:p text:style-name="P13"/>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6e44" officeooo:paragraph-rsid="00116e4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Name: Hussein Baba Fuseini</text:p>
        <text:p text:style-name="MP1">Id: 60652022 </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1T21:59:15.621035054</meta:creation-date>
    <dc:date>2021-04-03T20:01:08.707640524</dc:date>
    <meta:editing-duration>PT12M58S</meta:editing-duration>
    <meta:editing-cycles>4</meta:editing-cycles>
    <meta:generator>LibreOffice/6.4.6.2$Linux_X86_64 LibreOffice_project/40$Build-2</meta:generator>
    <meta:document-statistic meta:table-count="0" meta:image-count="0" meta:object-count="0" meta:page-count="1" meta:paragraph-count="20" meta:word-count="264" meta:character-count="1605" meta:non-whitespace-character-count="1348"/>
  </office:meta>
</office:document-meta>
</file>